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401cm" fo:min-width="5.21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01cm" fo:min-width="3.2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1.651cm" svg:x="7.096cm" svg:y="2.397cm">
          <text:p text:style-name="P1">Projekta plāns<text:line-break/>(business case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749cm" svg:height="1.651cm" svg:x="1.696cm" svg:y="4.997cm">
          <text:p text:style-name="P1">Apmācāmo </text:p>
          <text:p text:style-name="P1">analīz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49cm" svg:height="1.651cm" svg:x="8.079cm" svg:y="4.997cm">
          <text:p text:style-name="P1">Konteksta</text:p>
          <text:p text:style-name="P1">analīz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749cm" svg:height="1.651cm" svg:x="13.996cm" svg:y="4.997cm">
          <text:p text:style-name="P1">Prasmju </text:p>
          <text:p text:style-name="P1">analīz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15cm" svg:height="1.651cm" svg:x="7.096cm" svg:y="7.697cm">
          <text:p text:style-name="P1">Snieguma</text:p>
          <text:p text:style-name="P1">(performance) mērķi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715cm" svg:height="1.651cm" svg:x="7.096cm" svg:y="10.397cm">
          <text:p text:style-name="P1">Snieguma testi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715cm" svg:height="1.651cm" svg:x="7.096cm" svg:y="13.097cm">
          <text:p text:style-name="P1">Moduļa </text:p>
          <text:p text:style-name="P1">projektējums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15cm" svg:height="1.651cm" svg:x="7.096cm" svg:y="15.597cm">
          <text:p text:style-name="P1">Beta </text:p>
          <text:p text:style-name="P1">implementācij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715cm" svg:height="1.651cm" svg:x="2.296cm" svg:y="18.097cm">
          <text:p text:style-name="P1">Profesionālapskate</text:p>
          <text:p text:style-name="P1">(expert/peer review)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715cm" svg:height="1.651cm" svg:x="11.696cm" svg:y="18.097cm">
          <text:p text:style-name="P1">Verifikācija beta</text:p>
          <text:p text:style-name="P1">apmācībā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715cm" svg:height="1.651cm" svg:x="7.096cm" svg:y="20.597cm">
          <text:p text:style-name="P1">Pabeigtā</text:p>
          <text:p text:style-name="P1">implementācij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953cm" svg:y1="4.048cm" svg:x2="3.57cm" svg:y2="4.997cm" draw:start-shape="id1" draw:start-glue-point="2" draw:end-shape="id2" draw:end-glue-point="0" svg:d="M9953 4048l-6383 949" svg:viewBox="0 0 6384 950">
          <text:p/>
        </draw:connector>
        <draw:connector draw:style-name="gr3" draw:text-style-name="P2" draw:layer="layout" draw:type="line" svg:x1="9.953cm" svg:y1="4.048cm" svg:x2="9.953cm" svg:y2="4.997cm" draw:start-shape="id1" draw:start-glue-point="2" draw:end-shape="id3" svg:d="M9953 4048v949" svg:viewBox="0 0 1 950">
          <text:p/>
        </draw:connector>
        <draw:connector draw:style-name="gr3" draw:text-style-name="P2" draw:layer="layout" draw:type="line" svg:x1="9.953cm" svg:y1="4.048cm" svg:x2="15.87cm" svg:y2="4.997cm" draw:start-shape="id1" draw:start-glue-point="2" draw:end-shape="id4" draw:end-glue-point="0" svg:d="M9953 4048l5917 949" svg:viewBox="0 0 5918 950">
          <text:p/>
        </draw:connector>
        <draw:connector draw:style-name="gr3" draw:text-style-name="P2" draw:layer="layout" draw:type="line" svg:x1="3.57cm" svg:y1="6.648cm" svg:x2="9.953cm" svg:y2="7.697cm" draw:start-shape="id2" draw:start-glue-point="2" draw:end-shape="id5" draw:end-glue-point="0" svg:d="M3570 6648l6383 1049" svg:viewBox="0 0 6384 1050">
          <text:p/>
        </draw:connector>
        <draw:connector draw:style-name="gr3" draw:text-style-name="P2" draw:layer="layout" draw:type="line" svg:x1="9.953cm" svg:y1="6.648cm" svg:x2="9.953cm" svg:y2="7.697cm" draw:start-shape="id3" draw:start-glue-point="2" draw:end-shape="id5" draw:end-glue-point="0" svg:d="M9953 6648v1049" svg:viewBox="0 0 1 1050">
          <text:p/>
        </draw:connector>
        <draw:connector draw:style-name="gr3" draw:text-style-name="P2" draw:layer="layout" draw:type="line" svg:x1="15.87cm" svg:y1="6.648cm" svg:x2="9.953cm" svg:y2="7.697cm" draw:start-shape="id4" draw:start-glue-point="2" draw:end-shape="id5" draw:end-glue-point="0" svg:d="M15870 6648l-5917 1049" svg:viewBox="0 0 5918 1050">
          <text:p/>
        </draw:connector>
        <draw:connector draw:style-name="gr3" draw:text-style-name="P2" draw:layer="layout" draw:type="line" svg:x1="9.953cm" svg:y1="9.348cm" svg:x2="9.953cm" svg:y2="10.397cm" draw:start-shape="id5" draw:start-glue-point="2" draw:end-shape="id6" draw:end-glue-point="0" svg:d="M9953 9348v1049" svg:viewBox="0 0 1 1050">
          <text:p/>
        </draw:connector>
        <draw:connector draw:style-name="gr3" draw:text-style-name="P2" draw:layer="layout" draw:type="line" svg:x1="9.953cm" svg:y1="12.048cm" svg:x2="9.953cm" svg:y2="13.097cm" draw:start-shape="id6" draw:start-glue-point="2" draw:end-shape="id7" draw:end-glue-point="0" svg:d="M9953 12048v1049" svg:viewBox="0 0 1 1050">
          <text:p/>
        </draw:connector>
        <draw:connector draw:style-name="gr3" draw:text-style-name="P2" draw:layer="layout" draw:type="line" svg:x1="9.953cm" svg:y1="14.748cm" svg:x2="9.953cm" svg:y2="15.597cm" draw:start-shape="id7" draw:start-glue-point="2" draw:end-shape="id8" draw:end-glue-point="0" svg:d="M9953 14748v849" svg:viewBox="0 0 1 850">
          <text:p/>
        </draw:connector>
        <draw:connector draw:style-name="gr3" draw:text-style-name="P2" draw:layer="layout" draw:type="line" svg:x1="9.953cm" svg:y1="17.248cm" svg:x2="5.153cm" svg:y2="18.097cm" draw:start-shape="id8" draw:start-glue-point="2" draw:end-shape="id9" draw:end-glue-point="0" svg:d="M9953 17248l-4800 849" svg:viewBox="0 0 4801 850">
          <text:p/>
        </draw:connector>
        <draw:connector draw:style-name="gr3" draw:text-style-name="P2" draw:layer="layout" draw:type="line" svg:x1="9.953cm" svg:y1="17.248cm" svg:x2="14.553cm" svg:y2="18.097cm" draw:start-shape="id8" draw:start-glue-point="2" draw:end-shape="id10" draw:end-glue-point="0" svg:d="M9953 17248l4600 849" svg:viewBox="0 0 4601 850">
          <text:p/>
        </draw:connector>
        <draw:connector draw:style-name="gr3" draw:text-style-name="P2" draw:layer="layout" draw:type="line" svg:x1="5.153cm" svg:y1="19.748cm" svg:x2="9.953cm" svg:y2="20.597cm" draw:start-shape="id9" draw:start-glue-point="2" draw:end-shape="id11" draw:end-glue-point="0" svg:d="M5153 19748l4800 849" svg:viewBox="0 0 4801 850">
          <text:p/>
        </draw:connector>
        <draw:connector draw:style-name="gr3" draw:text-style-name="P2" draw:layer="layout" draw:type="line" svg:x1="14.553cm" svg:y1="19.748cm" svg:x2="9.953cm" svg:y2="20.597cm" draw:start-shape="id10" draw:start-glue-point="2" draw:end-shape="id11" draw:end-glue-point="0" svg:d="M14553 19748l-4600 849" svg:viewBox="0 0 4601 8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09:51:40.899277054</meta:creation-date>
    <dc:date>2019-06-19T10:03:18.907160042</dc:date>
    <meta:editing-duration>PT1M1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